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6a854" officeooo:paragraph-rsid="0006a854" style:font-weight-asian="normal" style:font-weight-complex="normal"/>
    </style:style>
    <style:style style:name="P3" style:family="paragraph" style:parent-style-name="Standard">
      <style:text-properties fo:font-weight="normal" officeooo:rsid="00075665" officeooo:paragraph-rsid="00075665" style:font-weight-asian="normal" style:font-weight-complex="normal"/>
    </style:style>
    <style:style style:name="P4" style:family="paragraph" style:parent-style-name="Standard">
      <style:text-properties fo:font-weight="normal" officeooo:rsid="00156a2b" officeooo:paragraph-rsid="00156a2b" style:font-weight-asian="normal" style:font-weight-complex="normal"/>
    </style:style>
    <style:style style:name="P5" style:family="paragraph" style:parent-style-name="Standard">
      <style:text-properties fo:font-weight="normal" officeooo:rsid="00184be0" officeooo:paragraph-rsid="00184be0" style:font-weight-asian="normal" style:font-weight-complex="normal"/>
    </style:style>
    <style:style style:name="P6" style:family="paragraph" style:parent-style-name="Standard">
      <style:text-properties fo:font-weight="normal" officeooo:rsid="001ba088" officeooo:paragraph-rsid="001ba088" style:font-weight-asian="normal" style:font-weight-complex="normal"/>
    </style:style>
    <style:style style:name="P7" style:family="paragraph" style:parent-style-name="Standard">
      <style:text-properties fo:font-weight="normal" officeooo:rsid="001f66ae" officeooo:paragraph-rsid="001f66ae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06a854" officeooo:paragraph-rsid="0006a854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f998e" officeooo:paragraph-rsid="001f998e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f998e" officeooo:paragraph-rsid="001f998e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06a854" officeooo:paragraph-rsid="0006a85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75665" officeooo:paragraph-rsid="00075665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8fe33" officeooo:paragraph-rsid="0008fe33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97e1f" officeooo:paragraph-rsid="00097e1f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97e1f" officeooo:paragraph-rsid="000b7c4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f6971" officeooo:paragraph-rsid="000f697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0ffad" officeooo:paragraph-rsid="0010ffad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f998e" officeooo:paragraph-rsid="001f998e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ccc49" officeooo:paragraph-rsid="002ccc49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f4d52" officeooo:paragraph-rsid="002f4d52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4d715" officeooo:paragraph-rsid="00360dea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60dea" officeooo:paragraph-rsid="00360dea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6c5fb" officeooo:paragraph-rsid="0036c5fb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6c5fb" officeooo:paragraph-rsid="003c5de7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c5de7" officeooo:paragraph-rsid="003c5de7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e2f26" officeooo:paragraph-rsid="003e2f26" style:font-weight-asian="normal" style:font-weight-complex="normal"/>
    </style:style>
    <style:style style:name="P2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5pt" style:text-underline-style="solid" style:text-underline-width="auto" style:text-underline-color="font-color" fo:font-weight="bold" officeooo:rsid="001f998e" officeooo:paragraph-rsid="001f998e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style:text-underline-style="solid" style:text-underline-width="auto" style:text-underline-color="font-color" fo:font-weight="bold" officeooo:rsid="00261362" officeooo:paragraph-rsid="00261362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tyle="normal" style:text-underline-style="solid" style:text-underline-width="auto" style:text-underline-color="font-color" fo:font-weight="normal" officeooo:rsid="001f998e" officeooo:paragraph-rsid="001f998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officeooo:paragraph-rsid="001f998e"/>
    </style:style>
    <style:style style:name="P32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878e6" officeooo:paragraph-rsid="003878e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a830e" officeooo:paragraph-rsid="003a830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adb5b" officeooo:paragraph-rsid="003adb5b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style:text-underline-style="none" fo:font-weight="normal" officeooo:rsid="00263752" officeooo:paragraph-rsid="0026375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263752" officeooo:paragraph-rsid="00263752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a830e" officeooo:paragraph-rsid="003a830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adb5b" officeooo:paragraph-rsid="003adb5b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878e6" officeooo:paragraph-rsid="003878e6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a73bf" officeooo:paragraph-rsid="003a73b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style:text-underline-style="none" fo:font-weight="normal" officeooo:rsid="00263752" officeooo:paragraph-rsid="00263752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style="normal" style:text-underline-style="none" fo:font-weight="normal" officeooo:rsid="00263752" officeooo:paragraph-rsid="0045e4d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style:text-underline-style="none" fo:font-weight="normal" officeooo:rsid="003878e6" officeooo:paragraph-rsid="003878e6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2pt" fo:font-style="normal" style:text-underline-style="none" fo:font-weight="normal" officeooo:rsid="003878e6" officeooo:paragraph-rsid="0045e4dd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style:text-underline-style="none" fo:font-weight="normal" officeooo:rsid="003adb5b" officeooo:paragraph-rsid="003adb5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style:text-underline-style="none" fo:font-weight="normal" officeooo:rsid="003a73bf" officeooo:paragraph-rsid="003a73b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5pt" style:text-underline-style="solid" style:text-underline-width="auto" style:text-underline-color="font-color" fo:font-weight="bold" officeooo:rsid="00261362" officeooo:paragraph-rsid="0049b7a5" style:font-size-asian="15pt" style:font-weight-asian="bold" style:font-size-complex="15pt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normal" officeooo:rsid="001f998e" officeooo:paragraph-rsid="001f998e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1f998e" officeooo:paragraph-rsid="001f998e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4a4614" officeooo:paragraph-rsid="004a4614" style:font-weight-asian="normal" style:font-weight-complex="normal"/>
    </style:style>
    <style:style style:name="T1" style:family="text">
      <style:text-properties officeooo:rsid="0006a854"/>
    </style:style>
    <style:style style:name="T2" style:family="text">
      <style:text-properties officeooo:rsid="00075665"/>
    </style:style>
    <style:style style:name="T3" style:family="text">
      <style:text-properties fo:font-weight="bold" officeooo:rsid="00075665" style:font-weight-asian="bold" style:font-weight-complex="bold"/>
    </style:style>
    <style:style style:name="T4" style:family="text">
      <style:text-properties fo:font-weight="bold" officeooo:rsid="002d1fd5" style:font-weight-asian="bold" style:font-weight-complex="bold"/>
    </style:style>
    <style:style style:name="T5" style:family="text">
      <style:text-properties fo:font-weight="bold" officeooo:rsid="0036c5fb" style:font-weight-asian="bold" style:font-weight-complex="bold"/>
    </style:style>
    <style:style style:name="T6" style:family="text">
      <style:text-properties officeooo:rsid="0008fe33"/>
    </style:style>
    <style:style style:name="T7" style:family="text">
      <style:text-properties officeooo:rsid="00097e1f"/>
    </style:style>
    <style:style style:name="T8" style:family="text">
      <style:text-properties fo:color="#c9211e" loext:opacity="100%" fo:font-weight="bold" officeooo:rsid="00097e1f" style:font-weight-asian="bold" style:font-weight-complex="bold"/>
    </style:style>
    <style:style style:name="T9" style:family="text">
      <style:text-properties fo:color="#c9211e" loext:opacity="100%" fo:font-weight="bold" officeooo:rsid="00184be0" style:font-weight-asian="bold" style:font-weight-complex="bold"/>
    </style:style>
    <style:style style:name="T10" style:family="text">
      <style:text-properties officeooo:rsid="000a5a39"/>
    </style:style>
    <style:style style:name="T11" style:family="text">
      <style:text-properties officeooo:rsid="000b7c45"/>
    </style:style>
    <style:style style:name="T12" style:family="text">
      <style:text-properties officeooo:rsid="000d75ca"/>
    </style:style>
    <style:style style:name="T13" style:family="text">
      <style:text-properties fo:color="#ff8000" loext:opacity="100%" fo:font-weight="bold" style:font-weight-asian="bold" style:font-weight-complex="bold"/>
    </style:style>
    <style:style style:name="T14" style:family="text">
      <style:text-properties fo:color="#ff8000" loext:opacity="100%" fo:font-weight="bold" officeooo:rsid="0008fe33" style:font-weight-asian="bold" style:font-weight-complex="bold"/>
    </style:style>
    <style:style style:name="T15" style:family="text">
      <style:text-properties fo:color="#ff8000" loext:opacity="100%" fo:font-weight="bold" officeooo:rsid="000b7c45" style:font-weight-asian="bold" style:font-weight-complex="bold"/>
    </style:style>
    <style:style style:name="T16" style:family="text">
      <style:text-properties officeooo:rsid="0010ffad"/>
    </style:style>
    <style:style style:name="T17" style:family="text">
      <style:text-properties officeooo:rsid="0011f6ef"/>
    </style:style>
    <style:style style:name="T18" style:family="text">
      <style:text-properties officeooo:rsid="00138895"/>
    </style:style>
    <style:style style:name="T19" style:family="text">
      <style:text-properties officeooo:rsid="00154049"/>
    </style:style>
    <style:style style:name="T20" style:family="text">
      <style:text-properties officeooo:rsid="00184be0"/>
    </style:style>
    <style:style style:name="T21" style:family="text">
      <style:text-properties officeooo:rsid="00193d10"/>
    </style:style>
    <style:style style:name="T22" style:family="text">
      <style:text-properties officeooo:rsid="001af85e"/>
    </style:style>
    <style:style style:name="T23" style:family="text">
      <style:text-properties officeooo:rsid="001ba088"/>
    </style:style>
    <style:style style:name="T24" style:family="text">
      <style:text-properties officeooo:rsid="001cc5b6"/>
    </style:style>
    <style:style style:name="T25" style:family="text">
      <style:text-properties officeooo:rsid="001e49c5"/>
    </style:style>
    <style:style style:name="T2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7" style:family="text">
      <style:text-properties officeooo:rsid="00201e0a"/>
    </style:style>
    <style:style style:name="T28" style:family="text">
      <style:text-properties fo:color="#00a933" loext:opacity="100%" fo:font-weight="bold" officeooo:rsid="00201e0a" style:font-weight-asian="bold" style:font-weight-complex="bold"/>
    </style:style>
    <style:style style:name="T29" style:family="text">
      <style:text-properties officeooo:rsid="0023a46f"/>
    </style:style>
    <style:style style:name="T30" style:family="text">
      <style:text-properties officeooo:rsid="0024b4c6"/>
    </style:style>
    <style:style style:name="T31" style:family="text">
      <style:text-properties style:text-underline-style="none" fo:font-weight="normal" officeooo:rsid="001f998e" style:font-weight-asian="normal" style:font-weight-complex="normal"/>
    </style:style>
    <style:style style:name="T32" style:family="text">
      <style:text-properties style:text-underline-style="none" fo:font-weight="normal" officeooo:rsid="0024b4c6" style:font-weight-asian="normal" style:font-weight-complex="normal"/>
    </style:style>
    <style:style style:name="T33" style:family="text">
      <style:text-properties style:text-underline-style="none" fo:font-weight="normal" officeooo:rsid="004a4614" style:font-weight-asian="normal" style:font-weight-complex="normal"/>
    </style:style>
    <style:style style:name="T34" style:family="text">
      <style:text-properties fo:color="#6b5e9b" loext:opacity="100%" fo:font-weight="bold" style:font-weight-asian="bold" style:font-weight-complex="bold"/>
    </style:style>
    <style:style style:name="T35" style:family="text">
      <style:text-properties fo:color="#6b5e9b" loext:opacity="100%" fo:font-weight="bold" officeooo:rsid="00201e0a" style:font-weight-asian="bold" style:font-weight-complex="bold"/>
    </style:style>
    <style:style style:name="T36" style:family="text">
      <style:text-properties officeooo:rsid="00252c1c"/>
    </style:style>
    <style:style style:name="T37" style:family="text">
      <style:text-properties officeooo:rsid="0027d5c8"/>
    </style:style>
    <style:style style:name="T38" style:family="text">
      <style:text-properties officeooo:rsid="0029ba5e"/>
    </style:style>
    <style:style style:name="T39" style:family="text">
      <style:text-properties officeooo:rsid="002b39fc"/>
    </style:style>
    <style:style style:name="T40" style:family="text">
      <style:text-properties officeooo:rsid="002d1fd5"/>
    </style:style>
    <style:style style:name="T41" style:family="text">
      <style:text-properties officeooo:rsid="0034d715"/>
    </style:style>
    <style:style style:name="T42" style:family="text">
      <style:text-properties officeooo:rsid="00360dea"/>
    </style:style>
    <style:style style:name="T43" style:family="text">
      <style:text-properties officeooo:rsid="0036c5fb"/>
    </style:style>
    <style:style style:name="T44" style:family="text">
      <style:text-properties officeooo:rsid="003737f5"/>
    </style:style>
    <style:style style:name="T45" style:family="text">
      <style:text-properties officeooo:rsid="0038b0dc"/>
    </style:style>
    <style:style style:name="T46" style:family="text">
      <style:text-properties officeooo:rsid="002ccc49"/>
    </style:style>
    <style:style style:name="T47" style:family="text">
      <style:text-properties officeooo:rsid="003c5de7"/>
    </style:style>
    <style:style style:name="T48" style:family="text">
      <style:text-properties officeooo:rsid="003e2f26"/>
    </style:style>
    <style:style style:name="T49" style:family="text">
      <style:text-properties officeooo:rsid="0043aae6"/>
    </style:style>
    <style:style style:name="T50" style:family="text">
      <style:text-properties officeooo:rsid="0045a97b"/>
    </style:style>
    <style:style style:name="T51" style:family="text">
      <style:text-properties officeooo:rsid="0045e4dd"/>
    </style:style>
    <style:style style:name="T52" style:family="text">
      <style:text-properties officeooo:rsid="0046d6dd"/>
    </style:style>
    <style:style style:name="T53" style:family="text">
      <style:text-properties officeooo:rsid="00485681"/>
    </style:style>
    <style:style style:name="T54" style:family="text">
      <style:text-properties officeooo:rsid="0049b7a5"/>
    </style:style>
    <style:style style:name="T55" style:family="text">
      <style:text-properties officeooo:rsid="004a4614"/>
    </style:style>
    <style:style style:name="T56" style:family="text">
      <style:text-properties officeooo:rsid="004aed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Extérieur - Devant la grotte - Jour]</text:p>
      <text:p text:style-name="Standard"/>
      <text:p text:style-name="Standard">"À <text:s/>présent, <text:s/>c'est <text:s/><text:span text:style-name="T1">à </text:span>votre <text:s/>tour <text:s/>de <text:s/>saluer <text:s/>la <text:s/>foule. <text:s/>Alors <text:s/>levant <text:s/>haut </text:p>
      <text:p text:style-name="Standard">votre <text:s/>écharpe <text:s/>violette, <text:s/>vous <text:s/>prenez <text:s/>une <text:s/>profonde <text:s/>et <text:s/>dernière <text:s/>bouffée <text:s/>d'air <text:s/>frais <text:s/>avant <text:s/>de </text:p>
      <text:p text:style-name="Standard">vous <text:s/>retourner <text:s/>et <text:s/>de <text:s/>franchir <text:s/>les <text:s/>piliers <text:s/>de <text:s/>pierre, <text:s/>pour <text:s/>pénétrer <text:s/>dans <text:s/>les <text:s/>corridors </text:p>
      <text:p text:style-name="Standard">infernaux du puissant Baron Sukumvit et affronter les périls inconnus du Labyrinthe de la Mort."</text:p>
      <text:p text:style-name="Standard"/>
      <text:p text:style-name="Standard">(Son : Foule)</text:p>
      <text:p text:style-name="Standard"/>
      <text:p text:style-name="Standard">Mouvement vers l'intérieur de la grotte. (W)</text:p>
      <text:p text:style-name="Standard"/>
      <text:p text:style-name="Standard">(Son : Foule, <text:span text:style-name="T1">le son diminue à chaque pas</text:span>)</text:p>
      <text:p text:style-name="Standard"/>
      <text:p text:style-name="Standard">[Intérieur - Grotte - Jour mais sombre lol]</text:p>
      <text:p text:style-name="Standard"/>
      <text:p text:style-name="Standard">"Derrière vous les clameurs des spectateurs enthousiastes s'éloignent peu à peu tandis que </text:p>
      <text:p text:style-name="Standard">vous vous enfoncez dans les ténèbres du souterrain."</text:p>
      <text:p text:style-name="Standard"/>
      <text:p text:style-name="Standard">--------------------------------------------------------------</text:p>
      <text:p text:style-name="Standard"/>
      <text:p text:style-name="P27"><text:span text:style-name="T26">Pièges</text:span> </text:p>
      <text:p text:style-name="P1"/>
      <text:p text:style-name="P3">Difficultés :</text:p>
      <text:p text:style-name="P3"/>
      <text:p text:style-name="P3"><text:span text:style-name="T43">Peu risqué</text:span> : <text:span text:style-name="T40">75</text:span> % réussite</text:p>
      <text:p text:style-name="P3">Risqué  <text:s/>: <text:span text:style-name="T40">25</text:span> % de réussite</text:p>
      <text:p text:style-name="P1"/>
      <text:p text:style-name="P8">P1 - Gouffre à miel : </text:p>
      <text:p text:style-name="P8"/>
      <text:p text:style-name="P11">«Pour une raison qui échappe à toute logique ce gouffre est apparemment rempli avec du miel. <text:span text:style-name="T2">Plonger dans cette matière visqueuse semble </text:span><text:span text:style-name="T3">risqué, </text:span><text:span text:style-name="T12">spécialement avec votre armure</text:span> »</text:p>
      <text:p text:style-name="P11"/>
      <text:p text:style-name="P12">Choix :</text:p>
      <text:p text:style-name="P12">a) Plonger dans le gouffre à miel afin d’atteindre l’autre côté. <text:span text:style-name="T7">(</text:span><text:span text:style-name="T40">25</text:span><text:span text:style-name="T7"> % de chance de survie)</text:span></text:p>
      <text:p text:style-name="P14">b) Enlever votre armure et sauter dans le gouffre (<text:span text:style-name="T40">75</text:span> % de chance de survie)</text:p>
      <text:p text:style-name="P19">c) «Il est préférable de ne pas prendre ce risque.» </text:p>
      <text:p text:style-name="P12"/>
      <text:p text:style-name="P13">Dénouement :</text:p>
      <text:p text:style-name="P13">a1) «Après vous être débattu longuement vous réussissez à atteindre le bord opposé. Vous êtes cependant recouvert de miel et <text:span text:style-name="T13">votre habileté décroît de 5 points</text:span>.»</text:p>
      <text:p text:style-name="P13">A2) «<text:span text:style-name="T7">Quelle idée de sauter dans un gouffre à miel </text:span><text:span text:style-name="T10">avec </text:span><text:span text:style-name="T7">votre armur</text:span><text:span text:style-name="T10">e. Vous êtes</text:span><text:span text:style-name="T7"> beaucoup trop lourd pour vous maintenir à la surface. Vos poumons commencent à se remplir de miel... </text:span><text:span text:style-name="T8">YOU </text:span><text:span text:style-name="T9">DIED</text:span>»</text:p>
      <text:p text:style-name="P13"/>
      <text:p text:style-name="P15">b1) «<text:span text:style-name="T10">Vous atteignez le bord opposé non sans efforts. </text:span><text:span text:style-name="T6">Vous êtes cependant recouvert de miel et </text:span><text:span text:style-name="T14">votre habileté décroît de 5 points</text:span><text:span text:style-name="T6">. </text:span><text:span text:style-name="T11">Vous avez également </text:span><text:span text:style-name="T15">perdu 5 points en endurance</text:span><text:span text:style-name="T11"> car vous avez abandonnez votre armure de l’autre côté du gouffre à miel.»</text:span></text:p>
      <text:p text:style-name="P16">B2) <text:span text:style-name="T6">«</text:span>La nage dans cette matière visqueuse <text:span text:style-name="T10"><text:s/></text:span>reste très difficile. Ne pas participer au stage d’été de natation était finalement une mauvaise idée<text:span text:style-name="T7">. Vos poumons commencent à se remplir de miel... </text:span><text:span text:style-name="T8">YOU </text:span><text:span text:style-name="T9">DIED</text:span><text:span text:style-name="T6">»</text:span></text:p>
      <text:p text:style-name="P16"/>
      <text:p text:style-name="P17"/>
      <text:p text:style-name="P8"/>
      <text:p text:style-name="P8"><text:soft-page-break/></text:p>
      <text:p text:style-name="P2"/>
      <text:p text:style-name="P2"/>
      <text:p text:style-name="P2"/>
      <text:p text:style-name="P8">P2 - <text:span text:style-name="T16">Sorcier </text:span><text:span text:style-name="T17">étrange </text:span><text:span text:style-name="T16">:</text:span></text:p>
      <text:p text:style-name="P2">«<text:span text:style-name="T17">Sorcier : </text:span><text:span text:style-name="T16">Halte-là aventurier !!! </text:span><text:span text:style-name="T19">A</text:span><text:span text:style-name="T16">llez vous réellement passer ce couloir dont le sol </text:span><text:span text:style-name="T17">est constitué</text:span><text:span text:style-name="T16"> </text:span><text:span text:style-name="T17">à 100 % de serpents venimeux ??? </text:span><text:span text:style-name="T19">E</text:span><text:span text:style-name="T17">tes-vous la bêtise incarnée ???»</text:span></text:p>
      <text:p text:style-name="P2">«<text:span text:style-name="T17">Vous observ</text:span><text:span text:style-name="T18">ez</text:span><text:span text:style-name="T17"> le couloir devant vous et il vous semble que le sol soit fait en sol»</text:span></text:p>
      <text:p text:style-name="P2"/>
      <text:p text:style-name="P4">Choix :</text:p>
      <text:p text:style-name="P4">a) «<text:span text:style-name="T24">Prendre</text:span><text:span text:style-name="T20"> le risque d’avancer.» </text:span><text:span text:style-name="T24">(100 % de chance de survie)</text:span></text:p>
      <text:p text:style-name="P19">b) «Il est préférable de ne pas prendre ce risque.» </text:p>
      <text:p text:style-name="P5"/>
      <text:p text:style-name="P5">Dénouement :</text:p>
      <text:p text:style-name="P5">a) <text:s/>«Vous êtes un homme de science, et il s’avère que la magie et les serpents invisibles n’existent pas. Vous avancez sûr de vous <text:span text:style-name="T21">en abandonnant le vieux sénile</text:span>.»</text:p>
      <text:p text:style-name="P2"/>
      <text:p text:style-name="P8">P3 -   <text:span text:style-name="T37">Bombe :</text:span></text:p>
      <text:p text:style-name="P11">«<text:span text:style-name="T37">C’est une bombe </text:span><text:span text:style-name="T38">et elle est allumée ! …Mais depuis combien de temps ? ...</text:span><text:span text:style-name="T39">Et elle n’explose toujours pas... </text:span><text:span text:style-name="T40">Il serait </text:span><text:span text:style-name="T5">peu</text:span><text:span text:style-name="T43"> </text:span><text:span text:style-name="T4">risqué</text:span><text:span text:style-name="T40"> de passer par là.</text:span><text:span text:style-name="T39">»</text:span></text:p>
      <text:p text:style-name="P11"/>
      <text:p text:style-name="P19">Choix :</text:p>
      <text:p text:style-name="P19">a) «Prendre le risque d’avancer.» (75 % de chance de survie)</text:p>
      <text:p text:style-name="P19">b) «Il est préférable de ne pas prendre ce risque.» </text:p>
      <text:p text:style-name="P19"/>
      <text:p text:style-name="P20">Dénouement :</text:p>
      <text:p text:style-name="P20">a<text:span text:style-name="T41">1</text:span>) «<text:span text:style-name="T42">Vous décidez de passer car vous n’avez pas la patience que cette bombe explose. Il ne se passe rien, vous pouvez poursuivre votre chemin.</text:span>» <text:span text:style-name="T50">(dés 4 à 12)</text:span></text:p>
      <text:p text:style-name="P21">a2) «<text:span text:style-name="T8">YOU </text:span><text:span text:style-name="T9">DIED</text:span>» <text:span text:style-name="T50">(dés 1 à 3)</text:span></text:p>
      <text:p text:style-name="P2"/>
      <text:p text:style-name="P2"/>
      <text:p text:style-name="P8">P4 - <text:span text:style-name="T42">Pics</text:span> :</text:p>
      <text:p text:style-name="P22">«Des pics sortent et rentrent du sol à intervalles réguliers. Plutôt cliché comme piège...»</text:p>
      <text:p text:style-name="P22"/>
      <text:p text:style-name="P23">Choix :</text:p>
      <text:p text:style-name="P23">a) «<text:span text:style-name="T47">Vous décidez de sauter </text:span><text:span text:style-name="T48">par dessus les pics» (100 % de réussite mais risque de blessure)</text:span></text:p>
      <text:p text:style-name="P25">b) «Vous décidez d’abandonner <text:span text:style-name="T48">votre armure</text:span> afin d’avoir plus de chance de réussir à sauter par dessus les pics» <text:span text:style-name="T48">(100 % de réussite)</text:span></text:p>
      <text:p text:style-name="P24"><text:span text:style-name="T47">c</text:span>) <text:span text:style-name="T46">«Il est préférable de ne pas prendre ce risque.»</text:span></text:p>
      <text:p text:style-name="P24"/>
      <text:p text:style-name="P26">Dénouement :</text:p>
      <text:p text:style-name="P26">a1) «Avec beaucoup de chance vous passez le piège sans blessure. Vous pouvez continuer» (dés 7 <text:span text:style-name="T49">à </text:span>12)</text:p>
      <text:p text:style-name="P26">a2) «Votre élan n’est pas parfait et vous vous ne parvenez pas à sauter suffisamment haut, vous vous <text:s text:c="2"/>écrasez de l’autre côté mais avec une vilaine blessure à la jambe. <text:span text:style-name="T13">Vous perdez 8 points d’endurance</text:span>» <text:span text:style-name="T49">(dés 1 à 6)</text:span></text:p>
      <text:p text:style-name="P26">b) Vous réussissez à passer le piège sans égratignure ! Néanmoins, <text:span text:style-name="T13">vous perdez 5 points d’endurance</text:span> car vous avez abandonné votre armure.</text:p>
      <text:p text:style-name="P2"/>
      <text:p text:style-name="P8">P5 - <text:span text:style-name="T22">Piège en construction :</text:span></text:p>
      <text:p text:style-name="P11"><text:span text:style-name="T23">«‹‹Piège en construction››... Apparemment, même le labyrinthe de la Mort souffre de la grève des ouvriers. A moins qu’il ne s’agisse d’un piège...» </text:span><text:span text:style-name="T24">(100 % de chance de survie)</text:span></text:p>
      <text:p text:style-name="P2"><text:soft-page-break/></text:p>
      <text:p text:style-name="P6">Choix :</text:p>
      <text:p text:style-name="P6">a) «Prendre le risque d’avancer.» <text:span text:style-name="T25">(100 % de chance de survie)</text:span></text:p>
      <text:p text:style-name="P19">b) «Il est préférable de ne pas prendre ce risque.» </text:p>
      <text:p text:style-name="P6"/>
      <text:p text:style-name="P7">Dénouement :</text:p>
      <text:p text:style-name="P7">a) «...<text:span text:style-name="T29">Rien ne se passe. Vous pouvez passer.»</text:span></text:p>
      <text:p text:style-name="P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Trésors :</text:p>
      <text:p text:style-name="P10"/>
      <text:p text:style-name="P9">T1 -  <text:span text:style-name="T30">Clé mystérieuse :</text:span></text:p>
      <text:p text:style-name="P31"><text:span text:style-name="T31">«</text:span><text:span text:style-name="T32">Vous trouvez une </text:span><text:span text:style-name="T34">clé mystérieuse</text:span><text:span text:style-name="T32">, elle est mystérieuse car elle porte une capuche. Elle pourrait peut-être vous servir.» </text:span><text:span text:style-name="T33">(sert à ouvrir PF)</text:span></text:p>
      <text:p text:style-name="P9"/>
      <text:p text:style-name="P18"/>
      <text:p text:style-name="P30">T2 -  Mini-bouclier :</text:p>
      <text:p text:style-name="P18">«Vous trouvez un trésor ! <text:span text:style-name="T27">C’est un </text:span><text:span text:style-name="T35">bouclier</text:span><text:span text:style-name="T27"> mais ridiculement peti</text:span><text:span text:style-name="T36">t et invisible à l’œil nu.</text:span><text:span text:style-name="T27"> </text:span><text:span text:style-name="T28">Vous gagnez 1 point d’endurance.</text:span><text:span text:style-name="T27">»</text:span></text:p>
      <text:p text:style-name="P18"/>
      <text:p text:style-name="P9">T3 - <text:span text:style-name="T55">Amulette :</text:span></text:p>
      <text:p text:style-name="P18">«<text:span text:style-name="T55">Vous trouvez une </text:span><text:span text:style-name="T35">amulette</text:span><text:span text:style-name="T55">. Serait-il bien sage de mettre cela à votre cou ?»</text:span></text:p>
      <text:p text:style-name="P18"/>
      <text:p text:style-name="P50">Choix :</text:p>
      <text:p text:style-name="P50">a) «Mettre l’amulette à votre cou.»</text:p>
      <text:p text:style-name="P50">b) «Abandonnez l’amulette dans le coffre.»</text:p>
      <text:p text:style-name="P50"/>
      <text:p text:style-name="P50">Dénouement :</text:p>
      <text:p text:style-name="P50">a) L’amulette vous téléporte au point de départ.</text:p>
      <text:p text:style-name="P50"/>
      <text:p text:style-name="P9"/>
      <text:p text:style-name="P18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Monstres :</text:p>
      <text:p text:style-name="P29"/>
      <text:p text:style-name="P36">M1 - <text:span text:style-name="T44">Mort-vivant :</text:span></text:p>
      <text:p text:style-name="P35">«<text:span text:style-name="T51">Vous rencontrez ce qui ressemble à un mort-vivant. Il n’a pas l’air vouloir de faire la conversation.»</text:span></text:p>
      <text:p text:style-name="P35"/>
      <text:p text:style-name="P32">M2 - <text:span text:style-name="T45">Œil volant :</text:span></text:p>
      <text:p text:style-name="P43">«<text:span text:style-name="T51">C’est une sorte de chauve-souris, elle ne vous regarde pas d’un bon œil.»</text:span></text:p>
      <text:p text:style-name="P32"/>
      <text:p text:style-name="P33">M3 - Mort-vivant :</text:p>
      <text:p text:style-name="P42">«<text:span text:style-name="T51">Vous rencontrez ce qui ressemble à un mort-vivant. Il n’a pas l’air vouloir de faire la conversation.»</text:span></text:p>
      <text:p text:style-name="P33"/>
      <text:p text:style-name="P33">M4 - Œil volant :</text:p>
      <text:p text:style-name="P44">«<text:span text:style-name="T53">I</text:span><text:span text:style-name="T52">l faut ouvrir l’œil face à </text:span><text:span text:style-name="T53">cet ennemi !</text:span><text:span text:style-name="T51">»</text:span></text:p>
      <text:p text:style-name="P32"/>
      <text:p text:style-name="P40">M5 - Monstre gélatineux :</text:p>
      <text:p text:style-name="P46">«<text:span text:style-name="T54">Un gros tas visqueux </text:span><text:span text:style-name="T56">qui ne paie pas de mine.»</text:span><text:span text:style-name="T54"> </text:span></text:p>
      <text:p text:style-name="P34"/>
      <text:p text:style-name="P34">M6 - Mort-vivant :</text:p>
      <text:p text:style-name="P42">«<text:span text:style-name="T51">Vous rencontrez ce qui ressemble à un mort-vivant. Il n’a pas l’air vouloir de faire la conversation.»</text:span></text:p>
      <text:p text:style-name="P34"/>
      <text:p text:style-name="P34">M7 - Œil volant :</text:p>
      <text:p text:style-name="P45">«<text:span text:style-name="T53">Cette créature à de mauvaises intentions, cela saute aux yeux.»</text:span></text:p>
      <text:p text:style-name="P34"/>
      <text:p text:style-name="P34">M8 - Soi-même :</text:p>
      <text:p text:style-name="P34"/>
      <text:p text:style-name="P7"/>
      <text:p text:style-name="P7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7T15:21:02.601000000</meta:creation-date>
    <dc:date>2021-11-25T23:49:52.131000000</dc:date>
    <meta:editing-duration>PT3H57M25S</meta:editing-duration>
    <meta:editing-cycles>33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88" meta:word-count="985" meta:character-count="5590" meta:non-whitespace-character-count="4635"/>
  </office:meta>
</office:document-meta>
</file>